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79cm"/>
    </style:style>
    <style:style style:name="co3" style:family="table-column">
      <style:table-column-properties fo:break-before="auto" style:column-width="17.537cm"/>
    </style:style>
    <style:style style:name="co4" style:family="table-column">
      <style:table-column-properties fo:break-before="auto" style:column-width="8.908cm"/>
    </style:style>
    <style:style style:name="co5" style:family="table-column">
      <style:table-column-properties fo:break-before="auto" style:column-width="6.7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3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special ability name</text:p>
          </table:table-cell>
          <table:table-cell office:value-type="string">
            <text:p>special ability description</text:p>
          </table:table-cell>
          <table:table-cell office:value-type="string">
            <text:p>alt value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>
            <text:p>agility</text:p>
          </table:table-cell>
          <table:table-cell office:value-type="string">
            <text:p>this creature can act before shift phas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haste</text:p>
          </table:table-cell>
          <table:table-cell office:value-type="string">
            <text:p>this creature can be casted anytime, as a spell.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word creature</text:p>
          </table:table-cell>
          <table:table-cell office:value-type="string">
            <text:p>this creature can be casted by anoter creature (it spwan nearby the selected creature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determination</text:p>
          </table:table-cell>
          <table:table-cell office:value-type="string">
            <text:p>this creature can act as soon as it have been summed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sharp edged</text:p>
          </table:table-cell>
          <table:table-cell office:value-type="string">
            <text:p>when this creature damage another creature it applys an bleeding effect to damaged créature.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 table:number-columns-spanned="1" table:number-rows-spanned="4"/>
          <table:table-cell office:value-type="string" table:number-columns-spanned="1" table:number-rows-spanned="4">
            <text:p>zombification</text:p>
          </table:table-cell>
          <table:table-cell table:style-name="Default" office:value-type="string">
            <text:p>at the end of his owner turn place a zombie counter on every adjacent enemy creature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>
            <text:p>if there is alredy 3 zombie counter on an adjacent creature, aquire control of i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>
            <text:p>remove zombie conter from i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>
            <text:p>this creature also earn zombification special ability.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horde</text:p>
          </table:table-cell>
          <table:table-cell office:value-type="string">
            <text:p>decks can contain twice more of this creature.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table:number-columns-spanned="1" table:number-rows-spanned="3">
            <text:p>round shield</text:p>
          </table:table-cell>
          <table:table-cell office:value-type="string">
            <text:p>at the end of his turn this creature choose a side to defend.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>
            <text:p>if it becomes attacked by a creature on the choosen side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>
            <text:p>it negate * incomning damages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warcry</text:p>
          </table:table-cell>
          <table:table-cell office:value-type="string">
            <text:p>other friendly creature in ligne of sight earn agility until player next turn end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table:number-columns-spanned="1" table:number-rows-spanned="3">
            <text:p>gorebirth</text:p>
          </table:table-cell>
          <table:table-cell office:value-type="string">
            <text:p>whenever it owner decide, this creature explode in a * tile circle around it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covered-table-cell/>
          <table:table-cell office:value-type="string">
            <text:p>Dealing * damage to « every » creature in the radius </text:p>
          </table:table-cell>
          <table:table-cell office:value-type="float" office:value="150">
            <text:p>150</text:p>
          </table:table-cell>
          <table:table-cell/>
        </table:table-row>
        <table:table-row table:style-name="ro1">
          <table:table-cell/>
          <table:covered-table-cell/>
          <table:table-cell office:value-type="string">
            <text:p>remove this creature and replace it with a « gore » creature.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table:number-columns-spanned="1" table:number-rows-spanned="2">
            <text:p>aparition</text:p>
          </table:table-cell>
          <table:table-cell office:value-type="string">
            <text:p>at the degining of the player turn remove this creature form the world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>
            <text:p>player take the creature card form his graveyard and put it in his hand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splash</text:p>
          </table:table-cell>
          <table:table-cell office:value-type="string">
            <text:p>when this creature damage another creature it also damage enemy creature surounding damaged creatur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table:number-columns-spanned="1" table:number-rows-spanned="2">
            <text:p>phage</text:p>
          </table:table-cell>
          <table:table-cell office:value-type="string">
            <text:p>whenever an enemy creature is defeated in this creature surounding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>
            <text:p>this creature restore *% of his max healh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3">
          <table:table-cell/>
          <table:table-cell office:value-type="string">
            <text:p>fly</text:p>
          </table:table-cell>
          <table:table-cell office:value-type="string">
            <text:p>this creature can fly over other creature as long as it stop moving in an empty tile</text:p>
          </table:table-cell>
          <table:table-cell table:number-columns-repeated="2"/>
        </table:table-row>
        <table:table-row table:style-name="ro3" table:number-rows-repeated="1048534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29/01/2014</text:date>, <text:time>17:06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5:00:40.57</meta:creation-date>
    <dc:date>2014-01-29T17:06:20.46</dc:date>
    <meta:editing-duration>PT24M36S</meta:editing-duration>
    <meta:editing-cycles>4</meta:editing-cycles>
    <meta:generator>OpenOffice/4.0.1$Win32 OpenOffice.org_project/401m5$Build-9714</meta:generator>
    <meta:document-statistic meta:table-count="3" meta:cell-count="44" meta:object-count="0"/>
  </office:meta>
</office:document-meta>
</file>